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loext:contextual-spacing="false"/>
    </style:style>
    <style:style style:name="P3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os siguientes documentos no son válidos porque contienen uno o dos errores (los errores <text:span text:style-name="Strong_20_Emphasis">no</text:span> están en la DTD ). Corrija los errores y compruebe con XML Copy Editor que ya son documentos válidos.</text:p>
      <text:list xml:id="list2225238422502529462" text:style-name="L1">
        <text:list-item>
          <text:p text:style-name="P3">Datos personales (dtd_31.xml) </text:p>
          <text:p text:style-name="P1"><text:span text:style-name="Source_20_Text">&lt;?xml version="1.0" encoding="UTF-8"?&gt;</text:span></text:p>
          <text:p text:style-name="P1"><text:span text:style-name="Source_20_Text">&lt;!DOCTYPE persona [</text:span></text:p>
          <text:p text:style-name="P1"><text:span text:style-name="Source_20_Text"><text:s text:c="2"/>&lt;!ELEMENT persona EMPTY&gt;</text:span></text:p>
          <text:p text:style-name="P1"><text:span text:style-name="Source_20_Text"><text:s text:c="2"/>&lt;!ATTLIST persona nombre CDATA #IMPLIED&gt;</text:span></text:p>
          <text:p text:style-name="P1"><text:span text:style-name="Source_20_Text">]&gt;</text:span></text:p>
          <text:p text:style-name="P1"/>
          <text:p text:style-name="P2"><text:span text:style-name="Source_20_Text">&lt;persona dni="03141592E" /&gt;</text:span></text:p>
        </text:list-item>
        <text:list-item>
          <text:p text:style-name="P3">Película (dtd_32.xml) </text:p>
          <text:p text:style-name="P1"><text:span text:style-name="Source_20_Text">&lt;?xml version="1.0" encoding="UTF-8"?&gt;</text:span></text:p>
          <text:p text:style-name="P1"><text:span text:style-name="Source_20_Text">&lt;!DOCTYPE pelicula [</text:span></text:p>
          <text:p text:style-name="P1"><text:span text:style-name="Source_20_Text"><text:s text:c="2"/>&lt;!ELEMENT pelicula EMPTY&gt;</text:span></text:p>
          <text:p text:style-name="P1"><text:span text:style-name="Source_20_Text"><text:s text:c="2"/>&lt;!ATTLIST pelicula titulo CDATA #IMPLIED&gt;</text:span></text:p>
          <text:p text:style-name="P1"><text:span text:style-name="Source_20_Text">]&gt;</text:span></text:p>
          <text:p text:style-name="P1"/>
          <text:p text:style-name="P2"><text:span text:style-name="Source_20_Text">&lt;pelicula titulo="La diligencia" genero="oeste" /&gt;</text:span></text:p>
        </text:list-item>
        <text:list-item>
          <text:p text:style-name="P3">Cuadros (dtd_33.xml) </text:p>
          <text:p text:style-name="P1"><text:span text:style-name="Source_20_Text">&lt;?xml version="1.0" encoding="UTF-8"?&gt;</text:span></text:p>
          <text:p text:style-name="P1"><text:span text:style-name="Source_20_Text">&lt;!DOCTYPE cuadros [</text:span></text:p>
          <text:p text:style-name="P1"><text:span text:style-name="Source_20_Text"><text:s text:c="2"/>&lt;!ELEMENT cuadros (cuadro*)&gt;</text:span></text:p>
          <text:p text:style-name="P1"><text:span text:style-name="Source_20_Text"><text:s text:c="2"/>&lt;!ELEMENT cuadro EMPTY&gt;</text:span></text:p>
          <text:p text:style-name="P1"><text:span text:style-name="Source_20_Text"><text:s text:c="2"/>&lt;!ATTLIST cuadro titulo ID #REQUIRED&gt;</text:span></text:p>
          <text:p text:style-name="P1"><text:span text:style-name="Source_20_Text"><text:s text:c="2"/>&lt;!ATTLIST cuadro autor CDATA #REQUIRED&gt;</text:span></text:p>
          <text:p text:style-name="P1"><text:span text:style-name="Source_20_Text">]&gt;</text:span></text:p>
          <text:p text:style-name="P1"/>
          <text:p text:style-name="P1"><text:span text:style-name="Source_20_Text">&lt;cuadros&gt;</text:span></text:p>
          <text:p text:style-name="P1"><text:span text:style-name="Source_20_Text"><text:s text:c="2"/>&lt;cuadro titulo="Adán y Eva" autor="Alberto Durero" /&gt;</text:span></text:p>
          <text:p text:style-name="P1"><text:span text:style-name="Source_20_Text"><text:s text:c="2"/>&lt;cuadro autor="Lucas Cranach, el viejo" titulo="Adán y Eva" /&gt;</text:span></text:p>
          <text:p text:style-name="P2"><text:span text:style-name="Source_20_Text">&lt;/cuadros&gt;</text:span></text:p>
        </text:list-item>
        <text:list-item>
          <text:p text:style-name="P3">Lista de la compra (dtd_34.xml) </text:p>
          <text:p text:style-name="P1"><text:span text:style-name="Source_20_Text">&lt;?xml version="1.0" encoding="UTF-8"?&gt;</text:span></text:p>
          <text:p text:style-name="P1"><text:span text:style-name="Source_20_Text">&lt;!DOCTYPE listaCompra [</text:span></text:p>
          <text:p text:style-name="P1"><text:span text:style-name="Source_20_Text"><text:s text:c="2"/>&lt;!ELEMENT listaCompra (item*)&gt;</text:span></text:p>
          <text:p text:style-name="P1"><text:span text:style-name="Source_20_Text"><text:s text:c="2"/>&lt;!ELEMENT item EMPTY&gt;</text:span></text:p>
          <text:p text:style-name="P1"><text:span text:style-name="Source_20_Text"><text:s text:c="2"/>&lt;!ATTLIST item nombre CDATA #REQUIRED&gt;</text:span></text:p>
          <text:p text:style-name="P1"><text:span text:style-name="Source_20_Text"><text:s text:c="2"/>&lt;!ATTLIST item cantidad CDATA #REQUIRED&gt;</text:span></text:p>
          <text:p text:style-name="P1"><text:span text:style-name="Source_20_Text">]&gt;</text:span></text:p>
          <text:p text:style-name="P1"/>
          <text:p text:style-name="P1"><text:span text:style-name="Source_20_Text">&lt;listaCompra&gt;</text:span></text:p>
          <text:p text:style-name="P1"><text:span text:style-name="Source_20_Text"><text:s text:c="2"/>&lt;leche cantidad="12 litros" &gt;&lt;/leche&gt;</text:span></text:p>
          <text:p text:style-name="P1"><text:span text:style-name="Source_20_Text"><text:s text:c="2"/>&lt;pan cantidad="3 barras de cuarto" /&gt;</text:span></text:p>
          <text:p text:style-name="P2"><text:span text:style-name="Source_20_Text">&lt;/listaCompra&gt;</text:span></text:p>
        </text:list-item>
        <text:list-item>
          <text:p text:style-name="P3">Jugadores de fútbol (dtd_35.xml) </text:p>
          <text:p text:style-name="P1"><text:span text:style-name="Source_20_Text">&lt;?xml version="1.0" encoding="UTF-8"?&gt;</text:span></text:p>
          <text:p text:style-name="P1"><text:span text:style-name="Source_20_Text">&lt;!DOCTYPE futbol [</text:span></text:p>
          <text:p text:style-name="P1"><text:span text:style-name="Source_20_Text"><text:s text:c="2"/>&lt;!ELEMENT futbol (jugador*)&gt;</text:span></text:p>
          <text:p text:style-name="P1"><text:span text:style-name="Source_20_Text"><text:s text:c="2"/>&lt;!ELEMENT jugador EMPTY&gt;</text:span></text:p>
          <text:p text:style-name="P1"><text:span text:style-name="Source_20_Text"><text:s text:c="2"/>&lt;!ATTLIST jugador nombre NMTOKENS #REQUIRED&gt;</text:span></text:p>
          <text:p text:style-name="P1"><text:soft-page-break/><text:span text:style-name="Source_20_Text"><text:s text:c="2"/>&lt;!ATTLIST jugador codigo ID #REQUIRED&gt;</text:span></text:p>
          <text:p text:style-name="P1"><text:span text:style-name="Source_20_Text">]&gt;</text:span></text:p>
          <text:p text:style-name="P1"/>
          <text:p text:style-name="P1"><text:span text:style-name="Source_20_Text">&lt;futbol&gt;</text:span></text:p>
          <text:p text:style-name="P1"><text:span text:style-name="Source_20_Text"><text:s text:c="2"/>&lt;jugador nombre="Alfredo Di Stéfano" codigo="1"/&gt;</text:span></text:p>
          <text:p text:style-name="P1"><text:span text:style-name="Source_20_Text"><text:s text:c="2"/>&lt;jugador nombre="Edson Arantes do Nascimento, Pelé" codigo="2" /&gt;</text:span></text:p>
          <text:p text:style-name="P1"><text:span text:style-name="Source_20_Text"><text:s text:c="2"/>&lt;jugador nombre="Diego Armando Maradona" codigo="3" /&gt;</text:span></text:p>
          <text:p text:style-name="P1"><text:span text:style-name="Source_20_Text"><text:s text:c="2"/>&lt;jugador nombre="Johan Cruyff" codigo="4" /&gt;</text:span></text:p>
          <text:p text:style-name="P2"><text:span text:style-name="Source_20_Text">&lt;/futbol&gt;</text:span></text:p>
        </text:list-item>
        <text:list-item>
          <text:p text:style-name="P3">Jugadores y equipos de fútbol (dtd_36.xml) </text:p>
          <text:p text:style-name="P1"><text:span text:style-name="Source_20_Text">&lt;?xml version="1.0" encoding="UTF-8"?&gt;</text:span></text:p>
          <text:p text:style-name="P1"><text:span text:style-name="Source_20_Text">&lt;!DOCTYPE futbol [</text:span></text:p>
          <text:p text:style-name="P1"><text:span text:style-name="Source_20_Text"><text:s text:c="2"/>&lt;!ELEMENT futbol ((jugador|equipo)*)&gt;</text:span></text:p>
          <text:p text:style-name="P1"><text:span text:style-name="Source_20_Text"><text:s text:c="2"/>&lt;!ELEMENT jugador EMPTY&gt;</text:span></text:p>
          <text:p text:style-name="P1"><text:span text:style-name="Source_20_Text"><text:s text:c="2"/>&lt;!ATTLIST jugador nombre NMTOKENS #REQUIRED&gt;</text:span></text:p>
          <text:p text:style-name="P1"><text:span text:style-name="Source_20_Text"><text:s text:c="2"/>&lt;!ATTLIST jugador codigo ID #REQUIRED&gt;</text:span></text:p>
          <text:p text:style-name="P1"><text:span text:style-name="Source_20_Text"><text:s text:c="2"/>&lt;!ELEMENT equipo EMPTY&gt;</text:span></text:p>
          <text:p text:style-name="P1"><text:span text:style-name="Source_20_Text"><text:s text:c="2"/>&lt;!ATTLIST equipo nombre CDATA #REQUIRED&gt;</text:span></text:p>
          <text:p text:style-name="P1"><text:span text:style-name="Source_20_Text"><text:s text:c="2"/>&lt;!ATTLIST equipo jugadores IDREFS #IMPLIED&gt;</text:span></text:p>
          <text:p text:style-name="P1"><text:span text:style-name="Source_20_Text">]&gt;</text:span></text:p>
          <text:p text:style-name="P1"/>
          <text:p text:style-name="P1"><text:span text:style-name="Source_20_Text">&lt;futbol&gt;</text:span></text:p>
          <text:p text:style-name="P1"><text:span text:style-name="Source_20_Text"><text:s text:c="2"/>&lt;jugador nombre="Alfredo Di Stéfano" codigo="ads"/&gt;</text:span></text:p>
          <text:p text:style-name="P1"><text:span text:style-name="Source_20_Text"><text:s text:c="2"/>&lt;jugador nombre="Edison Arantes do Nascimento" codigo="ean" /&gt;</text:span></text:p>
          <text:p text:style-name="P1"><text:span text:style-name="Source_20_Text"><text:s text:c="2"/>&lt;jugador nombre="Diego Armando Maradona" codigo="dam" /&gt;</text:span></text:p>
          <text:p text:style-name="P1"><text:span text:style-name="Source_20_Text"><text:s text:c="2"/>&lt;jugador nombre="Johan Cruyff" codigo="jc" /&gt;</text:span></text:p>
          <text:p text:style-name="P1"><text:span text:style-name="Source_20_Text"><text:s text:c="2"/>&lt;equipo nombre="Società Sportiva Calcio Napoli" jugadores="Maradona" /&gt;</text:span></text:p>
          <text:p text:style-name="P1"><text:span text:style-name="Source_20_Text"><text:s text:c="2"/>&lt;equipo nombre="Futbol Club Barcelona" jugadores="Cruyff, Maradona" /&gt;</text:span></text:p>
          <text:p text:style-name="P2"><text:span text:style-name="Source_20_Text">&lt;/futbol&gt;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2:56:16.094000000</meta:creation-date>
    <dc:date>2016-04-04T13:00:21.161000000</dc:date>
    <meta:editing-duration>PT4M5S</meta:editing-duration>
    <meta:editing-cycles>1</meta:editing-cycles>
    <meta:document-statistic meta:table-count="0" meta:image-count="0" meta:object-count="0" meta:page-count="2" meta:paragraph-count="72" meta:word-count="300" meta:character-count="2499" meta:non-whitespace-character-count="2197"/>
    <meta:generator>LibreOffice/5.0.1.2$Windows_x86 LibreOffice_project/81898c9f5c0d43f3473ba111d7b351050be20261</meta:generator>
  </office:meta>
</office:document-meta>
</file>